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5a14b7">
      <style:text-properties style:text-underline-style="none"/>
    </style:style>
    <style:style style:family="text" style:name="a66c0df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bb0677">
      <style:text-properties/>
    </style:style>
    <style:style style:family="text" style:name="ae094e4">
      <style:text-properties/>
    </style:style>
    <style:style style:family="text" style:name="a53451e" style:parent-style-name="Hyperlink">
      <style:text-properties/>
    </style:style>
    <style:style style:family="text" style:name="ab92148" style:parent-style-name="Hyperlink">
      <style:text-properties/>
    </style:style>
    <style:style style:family="paragraph" style:name="P1" style:parent-style-name="Standard">
      <style:text-properties style:font-name="Verdana" style:font-name-complex="Verdana"/>
    </style:style>
    <style:style style:family="paragraph" style:name="P2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3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5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6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7" style:parent-style-name="Standard">
      <style:paragraph-properties fo:text-align="end" style:justify-single-word="false"/>
    </style:style>
    <style:style style:family="paragraph" style:name="P8" style:parent-style-name="Standard">
      <style:paragraph-properties fo:text-align="justify" style:justify-single-word="false"/>
    </style:style>
    <style:style style:family="paragraph" style:master-page-name="Standard" style:name="P9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0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1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2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3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4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5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7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18" style:parent-style-name="Header">
      <style:text-properties fo:font-size="10pt" style:font-name="Verdana" style:font-name-complex="Verdana" style:font-size-asian="10pt"/>
    </style:style>
    <style:style style:family="paragraph" style:name="P19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e4a002" style:parent-style-name="Internet_20_link">
      <style:text-properties fo:color="#000000" fo:font-size="10pt" style:font-name="Arial Narrow" style:font-name-complex="Arial Narrow" style:font-size-asian="10pt"/>
    </style:style>
    <style:style style:family="text" style:name="ac8f059" style:parent-style-name="Hyperlink">
      <style:text-properties/>
    </style:style>
    <style:style style:family="text" style:name="a20f2d5">
      <style:text-properties/>
    </style:style>
    <style:style style:family="text" style:name="a30d27d" style:parent-style-name="Hyperlink">
      <style:text-properties/>
    </style:style>
    <style:style style:family="text" style:name="ae43bbf">
      <style:text-properties/>
    </style:style>
    <style:style style:family="text" style:name="a5e4679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2d1177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351355" style:parent-style-name="Standard">
      <style:paragraph-properties fo:margin-left="0.2953in" fo:margin-right="0in" fo:text-indent="-0.2953in" style:auto-text-indent="false"/>
    </style:style>
    <style:style style:family="text" style:name="ad3bc21" style:parent-style-name="Hyperlink">
      <style:text-properties style:text-underline-style="none"/>
    </style:style>
    <style:style style:family="text" style:name="a081ec6" style:parent-style-name="Hyperlink">
      <style:text-properties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name="graphics1" draw:style-name="fr1" draw:z-index="7" svg:height="0.8752in" svg:width="0.8854in" svg:y="0.0043in" text:anchor-type="char"><draw:image xlink:actuate="onLoad" xlink:href="Pictures/10000000000004220000041F33B1CA27.png" xlink:show="embed" xlink:type="simple"/></draw:frame></text:p>
      <text:p text:style-name="P10"/>
      <text:p text:style-name="P10"/>
      <text:p text:style-name="P10"/>
      <text:p text:style-name="P10"/>
      <text:p text:style-name="a351355"><text:span text:style-name="a2d1177"><text:a xlink:href="http://www.eins.de" xlink:type="simple">Kapi</text:a></text:span><text:a xlink:href="http://www.eins.de" xlink:type="simple"><text:span text:style-name="ab92148">tel</text:span></text:a><text:span text:style-name="a081ec6"><text:a xlink:href="http://www.eins.de" xlink:type="simple"> <text:s/><text:s/><text:s text:c="3"/><text:s text:c="3"/><text:s text:c="4"/><text:s text:c="2"/><text:s text:c="5"/><text:s text:c="6"/><text:s text:c="2"/></text:a></text:span><text:a xlink:href="http://www.zwei.de" xlink:type="simple"><text:span text:style-name="ab92148">10</text:span></text:a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8-04-06T23:27:06</dc:date>
    <meta:print-date>2010-04-29T10:51:00</meta:print-date>
    <meta:editing-cycles>10</meta:editing-cycles>
    <meta:editing-duration>PT0.068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